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IdResolver.statusChanged( ItemState state , int previousStat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iqueIdResolv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queIdResolver.UniqueIdResolver( ItemStateFactory is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queIdResolver.sameEntry( NodeEntry previous , NodeEntry 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iqueIdResolver.lookup( String uniqu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iqueIdResolver.putToLookup( String uniqueID , Node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iqueIdResolver.resolve( NodeId nodeId , NodeEntry root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iqueIdResolver.entryCreated( Node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iqueIdResolver.created( Item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iqueIdResolver.uniqueIdChanged( NodeEntry entry , String previousUniqu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